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2.67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mary_time_a1_n0128" table:style-name="ta1">
        <table:shapes>
          <draw:frame draw:z-index="0" draw:style-name="gr1" draw:text-style-name="P1" svg:width="142.91mm" svg:height="82.6mm" svg:x="526.48mm" svg:y="6.38mm">
            <loext:p draw:notify-on-update-of-ranges="summary_time_a1_n0128.M4:summary_time_a1_n0128.M4 summary_time_a1_n0128.M5:summary_time_a1_n0128.M11 summary_time_a1_n0128.N4:summary_time_a1_n0128.N4 summary_time_a1_n0128.N5:summary_time_a1_n0128.N11 summary_time_a1_n0128.O4:summary_time_a1_n0128.O4 summary_time_a1_n0128.O5:summary_time_a1_n0128.O11 summary_time_a1_n0128.P4:summary_time_a1_n0128.P4 summary_time_a1_n0128.P5:summary_time_a1_n0128.P11 summary_time_a1_n0128.Q4:summary_time_a1_n0128.Q4 summary_time_a1_n0128.Q5:summary_time_a1_n0128.Q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5.14mm" svg:height="111.36mm" svg:x="409.09mm" svg:y="135.39mm">
            <loext:p draw:notify-on-update-of-ranges="summary_time_a1_n0128.M21:summary_time_a1_n0128.M21 summary_time_a1_n0128.M22:summary_time_a1_n0128.M25 summary_time_a1_n0128.N21:summary_time_a1_n0128.N21 summary_time_a1_n0128.N22:summary_time_a1_n0128.N25 summary_time_a1_n0128.O21:summary_time_a1_n0128.O21 summary_time_a1_n0128.O22:summary_time_a1_n0128.O25 summary_time_a1_n0128.P21:summary_time_a1_n0128.P21 summary_time_a1_n0128.P22:summary_time_a1_n0128.P25 summary_time_a1_n0128.Q21:summary_time_a1_n0128.Q21 summary_time_a1_n0128.Q22:summary_time_a1_n0128.Q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#TI Threads vs. simulation time N^2=128^2, DT=50, A=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TX Simulation ty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TY number of threads (compact)</text:p>
          </table:table-cell>
          <table:table-cell table:number-columns-repeated="12"/>
          <table:table-cell office:value-type="string" calcext:value-type="string">
            <text:p>330.949709 seconds with RK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ads\SimType</text:p>
          </table:table-cell>
          <table:table-cell/>
          <table:table-cell office:value-type="string" calcext:value-type="string">
            <text:p>nr_fd_cart_cgrid</text:p>
          </table:table-cell>
          <table:table-cell office:value-type="string" calcext:value-type="string">
            <text:p>rexi_m000064</text:p>
          </table:table-cell>
          <table:table-cell office:value-type="string" calcext:value-type="string">
            <text:p>rexi_par_m000064</text:p>
          </table:table-cell>
          <table:table-cell office:value-type="string" calcext:value-type="string">
            <text:p>rexi_m000128</text:p>
          </table:table-cell>
          <table:table-cell office:value-type="string" calcext:value-type="string">
            <text:p>rexi_par_m000128</text:p>
          </table:table-cell>
          <table:table-cell office:value-type="string" calcext:value-type="string">
            <text:p>rexi_m000256</text:p>
          </table:table-cell>
          <table:table-cell office:value-type="string" calcext:value-type="string">
            <text:p>rexi_par_m000256</text:p>
          </table:table-cell>
          <table:table-cell office:value-type="string" calcext:value-type="string">
            <text:p>rexi_m000512</text:p>
          </table:table-cell>
          <table:table-cell office:value-type="string" calcext:value-type="string">
            <text:p>rexi_par_m000512</text:p>
          </table:table-cell>
          <table:table-cell/>
          <table:table-cell table:style-name="ce1" office:value-type="string" calcext:value-type="string">
            <text:p>Cores \ method</text:p>
          </table:table-cell>
          <table:table-cell office:value-type="string" calcext:value-type="string">
            <text:p>rexi_m000064</text:p>
          </table:table-cell>
          <table:table-cell office:value-type="string" calcext:value-type="string">
            <text:p>rexi_m000128</text:p>
          </table:table-cell>
          <table:table-cell office:value-type="string" calcext:value-type="string">
            <text:p>rexi_m000256</text:p>
          </table:table-cell>
          <table:table-cell office:value-type="string" calcext:value-type="string">
            <text:p>rexi_m000512</text:p>
          </table:table-cell>
          <table:table-cell/>
        </table:table-row>
        <table:table-row table:style-name="ro1">
          <table:table-cell office:value-type="string" calcext:value-type="string">
            <text:p>1 cores (1 ranks / 1 threads)</text:p>
          </table:table-cell>
          <table:table-cell office:value-type="float" office:value="1" calcext:value-type="float">
            <text:p>1</text:p>
          </table:table-cell>
          <table:table-cell office:value-type="float" office:value="330.949709" calcext:value-type="float">
            <text:p>330.949709</text:p>
          </table:table-cell>
          <table:table-cell office:value-type="float" office:value="1.073866" calcext:value-type="float">
            <text:p>1.073866</text:p>
          </table:table-cell>
          <table:table-cell office:value-type="float" office:value="1.142361" calcext:value-type="float">
            <text:p>1.142361</text:p>
          </table:table-cell>
          <table:table-cell office:value-type="float" office:value="1.95246" calcext:value-type="float">
            <text:p>1.95246</text:p>
          </table:table-cell>
          <table:table-cell office:value-type="float" office:value="1.993638" calcext:value-type="float">
            <text:p>1.993638</text:p>
          </table:table-cell>
          <table:table-cell office:value-type="float" office:value="3.673514" calcext:value-type="float">
            <text:p>3.673514</text:p>
          </table:table-cell>
          <table:table-cell office:value-type="float" office:value="3.791382" calcext:value-type="float">
            <text:p>3.791382</text:p>
          </table:table-cell>
          <table:table-cell office:value-type="float" office:value="7.365951" calcext:value-type="float">
            <text:p>7.365951</text:p>
          </table:table-cell>
          <table:table-cell office:value-type="float" office:value="7.265315" calcext:value-type="float">
            <text:p>7.2653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73866" calcext:value-type="float">
            <text:p>1.073866</text:p>
          </table:table-cell>
          <table:table-cell office:value-type="float" office:value="1.95246" calcext:value-type="float">
            <text:p>1.95246</text:p>
          </table:table-cell>
          <table:table-cell office:value-type="float" office:value="3.673514" calcext:value-type="float">
            <text:p>3.673514</text:p>
          </table:table-cell>
          <table:table-cell office:value-type="float" office:value="7.365951" calcext:value-type="float">
            <text:p>7.365951</text:p>
          </table:table-cell>
          <table:table-cell/>
        </table:table-row>
        <table:table-row table:style-name="ro1">
          <table:table-cell office:value-type="string" calcext:value-type="string">
            <text:p>28 cores (28 ranks / 1 threads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float" office:value="0.136973" calcext:value-type="float">
            <text:p>0.136973</text:p>
          </table:table-cell>
          <table:table-cell office:value-type="float" office:value="0.135478" calcext:value-type="float">
            <text:p>0.135478</text:p>
          </table:table-cell>
          <table:table-cell office:value-type="float" office:value="0.189875" calcext:value-type="float">
            <text:p>0.189875</text:p>
          </table:table-cell>
          <table:table-cell office:value-type="float" office:value="0.196039" calcext:value-type="float">
            <text:p>0.196039</text:p>
          </table:table-cell>
          <table:table-cell office:value-type="float" office:value="0.323048" calcext:value-type="float">
            <text:p>0.323048</text:p>
          </table:table-cell>
          <table:table-cell office:value-type="float" office:value="0.327432" calcext:value-type="float">
            <text:p>0.327432</text:p>
          </table:table-cell>
          <table:table-cell office:value-type="float" office:value="0.567701" calcext:value-type="float">
            <text:p>0.567701</text:p>
          </table:table-cell>
          <table:table-cell office:value-type="float" office:value="0.573855" calcext:value-type="float">
            <text:p>0.57385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136973" calcext:value-type="float">
            <text:p>0.136973</text:p>
          </table:table-cell>
          <table:table-cell office:value-type="float" office:value="0.189875" calcext:value-type="float">
            <text:p>0.189875</text:p>
          </table:table-cell>
          <table:table-cell office:value-type="float" office:value="0.323048" calcext:value-type="float">
            <text:p>0.323048</text:p>
          </table:table-cell>
          <table:table-cell office:value-type="float" office:value="0.567701" calcext:value-type="float">
            <text:p>0.567701</text:p>
          </table:table-cell>
          <table:table-cell/>
        </table:table-row>
        <table:table-row table:style-name="ro1">
          <table:table-cell office:value-type="string" calcext:value-type="string">
            <text:p>56 cores (56 ranks / 1 threads)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office:value-type="float" office:value="0.108848" calcext:value-type="float">
            <text:p>0.108848</text:p>
          </table:table-cell>
          <table:table-cell office:value-type="float" office:value="0.10981" calcext:value-type="float">
            <text:p>0.10981</text:p>
          </table:table-cell>
          <table:table-cell office:value-type="float" office:value="0.17335" calcext:value-type="float">
            <text:p>0.17335</text:p>
          </table:table-cell>
          <table:table-cell office:value-type="float" office:value="0.145531" calcext:value-type="float">
            <text:p>0.145531</text:p>
          </table:table-cell>
          <table:table-cell office:value-type="float" office:value="0.230473" calcext:value-type="float">
            <text:p>0.230473</text:p>
          </table:table-cell>
          <table:table-cell office:value-type="float" office:value="0.197453" calcext:value-type="float">
            <text:p>0.197453</text:p>
          </table:table-cell>
          <table:table-cell office:value-type="float" office:value="0.341396" calcext:value-type="float">
            <text:p>0.341396</text:p>
          </table:table-cell>
          <table:table-cell office:value-type="float" office:value="0.352893" calcext:value-type="float">
            <text:p>0.35289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108848" calcext:value-type="float">
            <text:p>0.108848</text:p>
          </table:table-cell>
          <table:table-cell office:value-type="float" office:value="0.17335" calcext:value-type="float">
            <text:p>0.17335</text:p>
          </table:table-cell>
          <table:table-cell office:value-type="float" office:value="0.230473" calcext:value-type="float">
            <text:p>0.230473</text:p>
          </table:table-cell>
          <table:table-cell office:value-type="float" office:value="0.341396" calcext:value-type="float">
            <text:p>0.341396</text:p>
          </table:table-cell>
          <table:table-cell/>
        </table:table-row>
        <table:table-row table:style-name="ro1">
          <table:table-cell office:value-type="string" calcext:value-type="string">
            <text:p>224 cores (224 ranks / 1 threads)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-</text:p>
          </table:table-cell>
          <table:table-cell office:value-type="float" office:value="0.116226" calcext:value-type="float">
            <text:p>0.116226</text:p>
          </table:table-cell>
          <table:table-cell office:value-type="float" office:value="0.092256" calcext:value-type="float">
            <text:p>0.092256</text:p>
          </table:table-cell>
          <table:table-cell office:value-type="float" office:value="0.091596" calcext:value-type="float">
            <text:p>0.091596</text:p>
          </table:table-cell>
          <table:table-cell office:value-type="float" office:value="0.094481" calcext:value-type="float">
            <text:p>0.094481</text:p>
          </table:table-cell>
          <table:table-cell office:value-type="float" office:value="0.124678" calcext:value-type="float">
            <text:p>0.124678</text:p>
          </table:table-cell>
          <table:table-cell office:value-type="float" office:value="0.126031" calcext:value-type="float">
            <text:p>0.126031</text:p>
          </table:table-cell>
          <table:table-cell office:value-type="float" office:value="0.192408" calcext:value-type="float">
            <text:p>0.192408</text:p>
          </table:table-cell>
          <table:table-cell office:value-type="float" office:value="0.163398" calcext:value-type="float">
            <text:p>0.163398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0.116226" calcext:value-type="float">
            <text:p>0.116226</text:p>
          </table:table-cell>
          <table:table-cell office:value-type="float" office:value="0.091596" calcext:value-type="float">
            <text:p>0.091596</text:p>
          </table:table-cell>
          <table:table-cell office:value-type="float" office:value="0.124678" calcext:value-type="float">
            <text:p>0.124678</text:p>
          </table:table-cell>
          <table:table-cell office:value-type="float" office:value="0.192408" calcext:value-type="float">
            <text:p>0.192408</text:p>
          </table:table-cell>
          <table:table-cell/>
        </table:table-row>
        <table:table-row table:style-name="ro1">
          <table:table-cell office:value-type="string" calcext:value-type="string">
            <text:p>896 cores (896 ranks / 1 threads)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-</text:p>
          </table:table-cell>
          <table:table-cell office:value-type="float" office:value="0.104356" calcext:value-type="float">
            <text:p>0.104356</text:p>
          </table:table-cell>
          <table:table-cell office:value-type="float" office:value="0.11986" calcext:value-type="float">
            <text:p>0.11986</text:p>
          </table:table-cell>
          <table:table-cell office:value-type="float" office:value="0.14499" calcext:value-type="float">
            <text:p>0.14499</text:p>
          </table:table-cell>
          <table:table-cell office:value-type="float" office:value="0.111862" calcext:value-type="float">
            <text:p>0.111862</text:p>
          </table:table-cell>
          <table:table-cell office:value-type="float" office:value="0.121231" calcext:value-type="float">
            <text:p>0.121231</text:p>
          </table:table-cell>
          <table:table-cell office:value-type="float" office:value="0.135741" calcext:value-type="float">
            <text:p>0.135741</text:p>
          </table:table-cell>
          <table:table-cell office:value-type="float" office:value="0.108045" calcext:value-type="float">
            <text:p>0.108045</text:p>
          </table:table-cell>
          <table:table-cell office:value-type="float" office:value="0.123051" calcext:value-type="float">
            <text:p>0.123051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0.104356" calcext:value-type="float">
            <text:p>0.104356</text:p>
          </table:table-cell>
          <table:table-cell office:value-type="float" office:value="0.14499" calcext:value-type="float">
            <text:p>0.14499</text:p>
          </table:table-cell>
          <table:table-cell office:value-type="float" office:value="0.121231" calcext:value-type="float">
            <text:p>0.121231</text:p>
          </table:table-cell>
          <table:table-cell office:value-type="float" office:value="0.108045" calcext:value-type="float">
            <text:p>0.108045</text:p>
          </table:table-cell>
          <table:table-cell/>
        </table:table-row>
        <table:table-row table:style-name="ro1">
          <table:table-cell office:value-type="string" calcext:value-type="string">
            <text:p>3584 cores (3584 ranks / 1 threads)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-</text:p>
          </table:table-cell>
          <table:table-cell office:value-type="float" office:value="0.376498" calcext:value-type="float">
            <text:p>0.376498</text:p>
          </table:table-cell>
          <table:table-cell office:value-type="float" office:value="0.528535" calcext:value-type="float">
            <text:p>0.528535</text:p>
          </table:table-cell>
          <table:table-cell office:value-type="float" office:value="0.580119" calcext:value-type="float">
            <text:p>0.580119</text:p>
          </table:table-cell>
          <table:table-cell office:value-type="float" office:value="0.449042" calcext:value-type="float">
            <text:p>0.449042</text:p>
          </table:table-cell>
          <table:table-cell office:value-type="float" office:value="0.394195" calcext:value-type="float">
            <text:p>0.394195</text:p>
          </table:table-cell>
          <table:table-cell office:value-type="float" office:value="0.518632" calcext:value-type="float">
            <text:p>0.518632</text:p>
          </table:table-cell>
          <table:table-cell office:value-type="float" office:value="0.411803" calcext:value-type="float">
            <text:p>0.411803</text:p>
          </table:table-cell>
          <table:table-cell office:value-type="float" office:value="0.462026" calcext:value-type="float">
            <text:p>0.462026</text:p>
          </table:table-cell>
          <table:table-cell/>
          <table:table-cell office:value-type="float" office:value="3584" calcext:value-type="float">
            <text:p>3584</text:p>
          </table:table-cell>
          <table:table-cell office:value-type="float" office:value="0.376498" calcext:value-type="float">
            <text:p>0.376498</text:p>
          </table:table-cell>
          <table:table-cell office:value-type="float" office:value="0.580119" calcext:value-type="float">
            <text:p>0.580119</text:p>
          </table:table-cell>
          <table:table-cell office:value-type="float" office:value="0.394195" calcext:value-type="float">
            <text:p>0.394195</text:p>
          </table:table-cell>
          <table:table-cell office:value-type="float" office:value="0.411803" calcext:value-type="float">
            <text:p>0.411803</text:p>
          </table:table-cell>
          <table:table-cell/>
        </table:table-row>
        <table:table-row table:style-name="ro1">
          <table:table-cell office:value-type="string" calcext:value-type="string">
            <text:p>4096 cores (4096 ranks / 1 threads)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-</text:p>
          </table:table-cell>
          <table:table-cell office:value-type="float" office:value="0.520195" calcext:value-type="float">
            <text:p>0.520195</text:p>
          </table:table-cell>
          <table:table-cell office:value-type="float" office:value="0.544053" calcext:value-type="float">
            <text:p>0.544053</text:p>
          </table:table-cell>
          <table:table-cell office:value-type="float" office:value="0.513396" calcext:value-type="float">
            <text:p>0.513396</text:p>
          </table:table-cell>
          <table:table-cell office:value-type="float" office:value="0.525437" calcext:value-type="float">
            <text:p>0.525437</text:p>
          </table:table-cell>
          <table:table-cell office:value-type="float" office:value="0.488891" calcext:value-type="float">
            <text:p>0.488891</text:p>
          </table:table-cell>
          <table:table-cell office:value-type="float" office:value="0.505206" calcext:value-type="float">
            <text:p>0.505206</text:p>
          </table:table-cell>
          <table:table-cell office:value-type="float" office:value="0.426868" calcext:value-type="float">
            <text:p>0.426868</text:p>
          </table:table-cell>
          <table:table-cell office:value-type="float" office:value="0.532001" calcext:value-type="float">
            <text:p>0.532001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float" office:value="0.520195" calcext:value-type="float">
            <text:p>0.520195</text:p>
          </table:table-cell>
          <table:table-cell office:value-type="float" office:value="0.513396" calcext:value-type="float">
            <text:p>0.513396</text:p>
          </table:table-cell>
          <table:table-cell office:value-type="float" office:value="0.488891" calcext:value-type="float">
            <text:p>0.488891</text:p>
          </table:table-cell>
          <table:table-cell office:value-type="float" office:value="0.426868" calcext:value-type="float">
            <text:p>0.426868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4 cores (1 ranks / 4 threads)</text:p>
          </table:table-cell>
          <table:table-cell office:value-type="float" office:value="4" calcext:value-type="float">
            <text:p>4</text:p>
          </table:table-cell>
          <table:table-cell office:value-type="float" office:value="72.387752" calcext:value-type="float">
            <text:p>72.387752</text:p>
          </table:table-cell>
          <table:table-cell office:value-type="float" office:value="0.428945" calcext:value-type="float">
            <text:p>0.428945</text:p>
          </table:table-cell>
          <table:table-cell office:value-type="float" office:value="0.344074" calcext:value-type="float">
            <text:p>0.344074</text:p>
          </table:table-cell>
          <table:table-cell office:value-type="float" office:value="0.731968" calcext:value-type="float">
            <text:p>0.731968</text:p>
          </table:table-cell>
          <table:table-cell office:value-type="float" office:value="0.576781" calcext:value-type="float">
            <text:p>0.576781</text:p>
          </table:table-cell>
          <table:table-cell office:value-type="float" office:value="1.314657" calcext:value-type="float">
            <text:p>1.314657</text:p>
          </table:table-cell>
          <table:table-cell office:value-type="float" office:value="1.090968" calcext:value-type="float">
            <text:p>1.090968</text:p>
          </table:table-cell>
          <table:table-cell office:value-type="float" office:value="2.519262" calcext:value-type="float">
            <text:p>2.519262</text:p>
          </table:table-cell>
          <table:table-cell office:value-type="float" office:value="2.075433" calcext:value-type="float">
            <text:p>2.075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2 cores (28 ranks / 4 threads)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-</text:p>
          </table:table-cell>
          <table:table-cell office:value-type="float" office:value="0.095651" calcext:value-type="float">
            <text:p>0.095651</text:p>
          </table:table-cell>
          <table:table-cell office:value-type="float" office:value="0.109566" calcext:value-type="float">
            <text:p>0.109566</text:p>
          </table:table-cell>
          <table:table-cell office:value-type="float" office:value="0.078064" calcext:value-type="float">
            <text:p>0.078064</text:p>
          </table:table-cell>
          <table:table-cell office:value-type="float" office:value="0.139869" calcext:value-type="float">
            <text:p>0.139869</text:p>
          </table:table-cell>
          <table:table-cell office:value-type="float" office:value="0.112091" calcext:value-type="float">
            <text:p>0.112091</text:p>
          </table:table-cell>
          <table:table-cell office:value-type="float" office:value="0.169252" calcext:value-type="float">
            <text:p>0.169252</text:p>
          </table:table-cell>
          <table:table-cell office:value-type="float" office:value="0.185437" calcext:value-type="float">
            <text:p>0.185437</text:p>
          </table:table-cell>
          <table:table-cell office:value-type="float" office:value="0.220362" calcext:value-type="float">
            <text:p>0.220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4 cores (56 ranks / 4 threads)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-</text:p>
          </table:table-cell>
          <table:table-cell office:value-type="float" office:value="0.06678" calcext:value-type="float">
            <text:p>0.06678</text:p>
          </table:table-cell>
          <table:table-cell office:value-type="float" office:value="0.111554" calcext:value-type="float">
            <text:p>0.111554</text:p>
          </table:table-cell>
          <table:table-cell office:value-type="float" office:value="0.078408" calcext:value-type="float">
            <text:p>0.078408</text:p>
          </table:table-cell>
          <table:table-cell office:value-type="float" office:value="0.113688" calcext:value-type="float">
            <text:p>0.113688</text:p>
          </table:table-cell>
          <table:table-cell office:value-type="float" office:value="0.082439" calcext:value-type="float">
            <text:p>0.082439</text:p>
          </table:table-cell>
          <table:table-cell office:value-type="float" office:value="0.186296" calcext:value-type="float">
            <text:p>0.186296</text:p>
          </table:table-cell>
          <table:table-cell office:value-type="float" office:value="0.128602" calcext:value-type="float">
            <text:p>0.128602</text:p>
          </table:table-cell>
          <table:table-cell office:value-type="float" office:value="0.180375" calcext:value-type="float">
            <text:p>0.18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96 cores (224 ranks / 4 threads)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-</text:p>
          </table:table-cell>
          <table:table-cell office:value-type="float" office:value="0.081161" calcext:value-type="float">
            <text:p>0.081161</text:p>
          </table:table-cell>
          <table:table-cell office:value-type="float" office:value="0.184454" calcext:value-type="float">
            <text:p>0.184454</text:p>
          </table:table-cell>
          <table:table-cell office:value-type="float" office:value="0.080663" calcext:value-type="float">
            <text:p>0.080663</text:p>
          </table:table-cell>
          <table:table-cell office:value-type="float" office:value="0.165859" calcext:value-type="float">
            <text:p>0.165859</text:p>
          </table:table-cell>
          <table:table-cell office:value-type="float" office:value="0.094338" calcext:value-type="float">
            <text:p>0.094338</text:p>
          </table:table-cell>
          <table:table-cell office:value-type="float" office:value="0.215511" calcext:value-type="float">
            <text:p>0.215511</text:p>
          </table:table-cell>
          <table:table-cell office:value-type="float" office:value="0.096351" calcext:value-type="float">
            <text:p>0.096351</text:p>
          </table:table-cell>
          <table:table-cell office:value-type="float" office:value="0.145109" calcext:value-type="float">
            <text:p>0.1451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584 cores (896 ranks / 4 threads)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-</text:p>
          </table:table-cell>
          <table:table-cell office:value-type="float" office:value="0.196456" calcext:value-type="float">
            <text:p>0.196456</text:p>
          </table:table-cell>
          <table:table-cell office:value-type="float" office:value="0.246061" calcext:value-type="float">
            <text:p>0.246061</text:p>
          </table:table-cell>
          <table:table-cell office:value-type="float" office:value="0.128859" calcext:value-type="float">
            <text:p>0.128859</text:p>
          </table:table-cell>
          <table:table-cell office:value-type="float" office:value="0.268396" calcext:value-type="float">
            <text:p>0.268396</text:p>
          </table:table-cell>
          <table:table-cell office:value-type="float" office:value="0.159216" calcext:value-type="float">
            <text:p>0.159216</text:p>
          </table:table-cell>
          <table:table-cell office:value-type="float" office:value="0.291593" calcext:value-type="float">
            <text:p>0.291593</text:p>
          </table:table-cell>
          <table:table-cell office:value-type="float" office:value="0.182872" calcext:value-type="float">
            <text:p>0.182872</text:p>
          </table:table-cell>
          <table:table-cell office:value-type="float" office:value="0.295777" calcext:value-type="float">
            <text:p>0.295777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3"/>
          <table:table-cell office:value-type="string" calcext:value-type="string">
            <text:p>53.288664 seconds with RK4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exi_m000128</text:p>
          </table:table-cell>
          <table:table-cell office:value-type="string" calcext:value-type="string">
            <text:p>rexi_par_m000128</text:p>
          </table:table-cell>
          <table:table-cell office:value-type="string" calcext:value-type="string">
            <text:p>rexi_m000512</text:p>
          </table:table-cell>
          <table:table-cell office:value-type="string" calcext:value-type="string">
            <text:p>rexi_par_m000512</text:p>
          </table:table-cell>
          <table:table-cell/>
        </table:table-row>
        <table:table-row table:style-name="ro1">
          <table:table-cell office:value-type="string" calcext:value-type="string">
            <text:p>8 cores (1 ranks / 8 threads)</text:p>
          </table:table-cell>
          <table:table-cell office:value-type="float" office:value="8" calcext:value-type="float">
            <text:p>8</text:p>
          </table:table-cell>
          <table:table-cell office:value-type="float" office:value="53.288664" calcext:value-type="float">
            <text:p>53.288664</text:p>
          </table:table-cell>
          <table:table-cell office:value-type="float" office:value="0.303021" calcext:value-type="float">
            <text:p>0.303021</text:p>
          </table:table-cell>
          <table:table-cell office:value-type="float" office:value="0.262801" calcext:value-type="float">
            <text:p>0.262801</text:p>
          </table:table-cell>
          <table:table-cell office:value-type="float" office:value="0.528862" calcext:value-type="float">
            <text:p>0.528862</text:p>
          </table:table-cell>
          <table:table-cell office:value-type="float" office:value="0.418896" calcext:value-type="float">
            <text:p>0.418896</text:p>
          </table:table-cell>
          <table:table-cell office:value-type="float" office:value="0.962156" calcext:value-type="float">
            <text:p>0.962156</text:p>
          </table:table-cell>
          <table:table-cell office:value-type="float" office:value="0.719299" calcext:value-type="float">
            <text:p>0.719299</text:p>
          </table:table-cell>
          <table:table-cell office:value-type="float" office:value="1.855203" calcext:value-type="float">
            <text:p>1.855203</text:p>
          </table:table-cell>
          <table:table-cell office:value-type="float" office:value="1.381037" calcext:value-type="float">
            <text:p>1.38103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28862" calcext:value-type="float">
            <text:p>0.528862</text:p>
          </table:table-cell>
          <table:table-cell office:value-type="float" office:value="0.418896" calcext:value-type="float">
            <text:p>0.418896</text:p>
          </table:table-cell>
          <table:table-cell office:value-type="float" office:value="1.855203" calcext:value-type="float">
            <text:p>1.855203</text:p>
          </table:table-cell>
          <table:table-cell office:value-type="float" office:value="1.381037" calcext:value-type="float">
            <text:p>1.381037</text:p>
          </table:table-cell>
          <table:table-cell/>
        </table:table-row>
        <table:table-row table:style-name="ro1">
          <table:table-cell office:value-type="string" calcext:value-type="string">
            <text:p>224 cores (28 ranks / 8 threads)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-</text:p>
          </table:table-cell>
          <table:table-cell office:value-type="float" office:value="0.066112" calcext:value-type="float">
            <text:p>0.066112</text:p>
          </table:table-cell>
          <table:table-cell office:value-type="float" office:value="0.116155" calcext:value-type="float">
            <text:p>0.116155</text:p>
          </table:table-cell>
          <table:table-cell office:value-type="float" office:value="0.045489" calcext:value-type="float">
            <text:p>0.045489</text:p>
          </table:table-cell>
          <table:table-cell office:value-type="float" office:value="0.121846" calcext:value-type="float">
            <text:p>0.121846</text:p>
          </table:table-cell>
          <table:table-cell office:value-type="float" office:value="0.150578" calcext:value-type="float">
            <text:p>0.150578</text:p>
          </table:table-cell>
          <table:table-cell office:value-type="float" office:value="0.146057" calcext:value-type="float">
            <text:p>0.146057</text:p>
          </table:table-cell>
          <table:table-cell office:value-type="float" office:value="0.133058" calcext:value-type="float">
            <text:p>0.133058</text:p>
          </table:table-cell>
          <table:table-cell office:value-type="float" office:value="0.163304" calcext:value-type="float">
            <text:p>0.163304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0.045489" calcext:value-type="float">
            <text:p>0.045489</text:p>
          </table:table-cell>
          <table:table-cell office:value-type="float" office:value="0.121846" calcext:value-type="float">
            <text:p>0.121846</text:p>
          </table:table-cell>
          <table:table-cell office:value-type="float" office:value="0.133058" calcext:value-type="float">
            <text:p>0.133058</text:p>
          </table:table-cell>
          <table:table-cell office:value-type="float" office:value="0.163304" calcext:value-type="float">
            <text:p>0.163304</text:p>
          </table:table-cell>
          <table:table-cell table:style-name="ce2" office:value-type="string" calcext:value-type="string">
            <text:p>TODO: More information on scalability here!!!</text:p>
          </table:table-cell>
        </table:table-row>
        <table:table-row table:style-name="ro1">
          <table:table-cell office:value-type="string" calcext:value-type="string">
            <text:p>448 cores (56 ranks / 8 threads)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-</text:p>
          </table:table-cell>
          <table:table-cell office:value-type="float" office:value="0.070283" calcext:value-type="float">
            <text:p>0.070283</text:p>
          </table:table-cell>
          <table:table-cell office:value-type="float" office:value="0.12972" calcext:value-type="float">
            <text:p>0.12972</text:p>
          </table:table-cell>
          <table:table-cell office:value-type="float" office:value="0.039325" calcext:value-type="float">
            <text:p>0.039325</text:p>
          </table:table-cell>
          <table:table-cell office:value-type="float" office:value="0.101664" calcext:value-type="float">
            <text:p>0.101664</text:p>
          </table:table-cell>
          <table:table-cell office:value-type="float" office:value="0.119163" calcext:value-type="float">
            <text:p>0.119163</text:p>
          </table:table-cell>
          <table:table-cell office:value-type="float" office:value="0.126287" calcext:value-type="float">
            <text:p>0.126287</text:p>
          </table:table-cell>
          <table:table-cell office:value-type="float" office:value="0.100071" calcext:value-type="float">
            <text:p>0.100071</text:p>
          </table:table-cell>
          <table:table-cell office:value-type="float" office:value="0.154875" calcext:value-type="float">
            <text:p>0.154875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0.039325" calcext:value-type="float">
            <text:p>0.039325</text:p>
          </table:table-cell>
          <table:table-cell office:value-type="float" office:value="0.101664" calcext:value-type="float">
            <text:p>0.101664</text:p>
          </table:table-cell>
          <table:table-cell office:value-type="float" office:value="0.100071" calcext:value-type="float">
            <text:p>0.100071</text:p>
          </table:table-cell>
          <table:table-cell office:value-type="float" office:value="0.154875" calcext:value-type="float">
            <text:p>0.154875</text:p>
          </table:table-cell>
          <table:table-cell/>
        </table:table-row>
        <table:table-row table:style-name="ro1">
          <table:table-cell office:value-type="string" calcext:value-type="string">
            <text:p>1792 cores (224 ranks / 8 threads)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-</text:p>
          </table:table-cell>
          <table:table-cell office:value-type="float" office:value="0.108789" calcext:value-type="float">
            <text:p>0.108789</text:p>
          </table:table-cell>
          <table:table-cell office:value-type="float" office:value="0.620963" calcext:value-type="float">
            <text:p>0.620963</text:p>
          </table:table-cell>
          <table:table-cell office:value-type="float" office:value="0.102728" calcext:value-type="float">
            <text:p>0.102728</text:p>
          </table:table-cell>
          <table:table-cell office:value-type="float" office:value="0.157807" calcext:value-type="float">
            <text:p>0.157807</text:p>
          </table:table-cell>
          <table:table-cell office:value-type="float" office:value="0.110298" calcext:value-type="float">
            <text:p>0.110298</text:p>
          </table:table-cell>
          <table:table-cell office:value-type="float" office:value="0.171485" calcext:value-type="float">
            <text:p>0.171485</text:p>
          </table:table-cell>
          <table:table-cell office:value-type="float" office:value="0.104534" calcext:value-type="float">
            <text:p>0.104534</text:p>
          </table:table-cell>
          <table:table-cell office:value-type="float" office:value="0.155436" calcext:value-type="float">
            <text:p>0.155436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float" office:value="0.102728" calcext:value-type="float">
            <text:p>0.102728</text:p>
          </table:table-cell>
          <table:table-cell office:value-type="float" office:value="0.157807" calcext:value-type="float">
            <text:p>0.157807</text:p>
          </table:table-cell>
          <table:table-cell office:value-type="float" office:value="0.104534" calcext:value-type="float">
            <text:p>0.104534</text:p>
          </table:table-cell>
          <table:table-cell office:value-type="float" office:value="0.155436" calcext:value-type="float">
            <text:p>0.155436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office:value-type="string" calcext:value-type="string">
            <text:p>Add more tests with ranks 2-128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14 cores (1 ranks / 14 threads)</text:p>
          </table:table-cell>
          <table:table-cell office:value-type="float" office:value="14" calcext:value-type="float">
            <text:p>14</text:p>
          </table:table-cell>
          <table:table-cell office:value-type="float" office:value="47.847049" calcext:value-type="float">
            <text:p>47.847049</text:p>
          </table:table-cell>
          <table:table-cell office:value-type="float" office:value="0.29865" calcext:value-type="float">
            <text:p>0.29865</text:p>
          </table:table-cell>
          <table:table-cell office:value-type="float" office:value="0.257431" calcext:value-type="float">
            <text:p>0.257431</text:p>
          </table:table-cell>
          <table:table-cell office:value-type="float" office:value="0.51555" calcext:value-type="float">
            <text:p>0.51555</text:p>
          </table:table-cell>
          <table:table-cell office:value-type="float" office:value="0.410229" calcext:value-type="float">
            <text:p>0.410229</text:p>
          </table:table-cell>
          <table:table-cell office:value-type="float" office:value="0.936416" calcext:value-type="float">
            <text:p>0.936416</text:p>
          </table:table-cell>
          <table:table-cell office:value-type="float" office:value="0.711164" calcext:value-type="float">
            <text:p>0.711164</text:p>
          </table:table-cell>
          <table:table-cell office:value-type="float" office:value="1.821184" calcext:value-type="float">
            <text:p>1.821184</text:p>
          </table:table-cell>
          <table:table-cell office:value-type="float" office:value="1.339181" calcext:value-type="float">
            <text:p>1.3391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92 cores (28 ranks / 14 threads)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-</text:p>
          </table:table-cell>
          <table:table-cell office:value-type="float" office:value="0.064366" calcext:value-type="float">
            <text:p>0.064366</text:p>
          </table:table-cell>
          <table:table-cell office:value-type="float" office:value="0.146306" calcext:value-type="float">
            <text:p>0.146306</text:p>
          </table:table-cell>
          <table:table-cell office:value-type="float" office:value="0.097365" calcext:value-type="float">
            <text:p>0.097365</text:p>
          </table:table-cell>
          <table:table-cell office:value-type="float" office:value="0.152907" calcext:value-type="float">
            <text:p>0.152907</text:p>
          </table:table-cell>
          <table:table-cell office:value-type="float" office:value="0.080193" calcext:value-type="float">
            <text:p>0.080193</text:p>
          </table:table-cell>
          <table:table-cell office:value-type="float" office:value="0.157418" calcext:value-type="float">
            <text:p>0.157418</text:p>
          </table:table-cell>
          <table:table-cell office:value-type="float" office:value="0.135766" calcext:value-type="float">
            <text:p>0.135766</text:p>
          </table:table-cell>
          <table:table-cell office:value-type="float" office:value="0.164273" calcext:value-type="float">
            <text:p>0.1642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84 cores (56 ranks / 14 threads)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-</text:p>
          </table:table-cell>
          <table:table-cell office:value-type="float" office:value="0.075212" calcext:value-type="float">
            <text:p>0.075212</text:p>
          </table:table-cell>
          <table:table-cell office:value-type="float" office:value="0.191875" calcext:value-type="float">
            <text:p>0.191875</text:p>
          </table:table-cell>
          <table:table-cell office:value-type="float" office:value="0.087294" calcext:value-type="float">
            <text:p>0.087294</text:p>
          </table:table-cell>
          <table:table-cell office:value-type="float" office:value="0.19169" calcext:value-type="float">
            <text:p>0.19169</text:p>
          </table:table-cell>
          <table:table-cell office:value-type="float" office:value="0.085575" calcext:value-type="float">
            <text:p>0.085575</text:p>
          </table:table-cell>
          <table:table-cell office:value-type="float" office:value="0.160586" calcext:value-type="float">
            <text:p>0.160586</text:p>
          </table:table-cell>
          <table:table-cell office:value-type="float" office:value="0.093945" calcext:value-type="float">
            <text:p>0.093945</text:p>
          </table:table-cell>
          <table:table-cell office:value-type="float" office:value="0.164114" calcext:value-type="float">
            <text:p>0.1641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36 cores (224 ranks / 14 threads)</text:p>
          </table:table-cell>
          <table:table-cell office:value-type="float" office:value="3136" calcext:value-type="float">
            <text:p>3136</text:p>
          </table:table-cell>
          <table:table-cell office:value-type="string" calcext:value-type="string">
            <text:p>-</text:p>
          </table:table-cell>
          <table:table-cell office:value-type="float" office:value="0.154611" calcext:value-type="float">
            <text:p>0.154611</text:p>
          </table:table-cell>
          <table:table-cell office:value-type="float" office:value="0.227567" calcext:value-type="float">
            <text:p>0.227567</text:p>
          </table:table-cell>
          <table:table-cell office:value-type="float" office:value="0.131071" calcext:value-type="float">
            <text:p>0.131071</text:p>
          </table:table-cell>
          <table:table-cell office:value-type="float" office:value="0.201561" calcext:value-type="float">
            <text:p>0.201561</text:p>
          </table:table-cell>
          <table:table-cell office:value-type="float" office:value="0.131152" calcext:value-type="float">
            <text:p>0.131152</text:p>
          </table:table-cell>
          <table:table-cell office:value-type="float" office:value="0.261582" calcext:value-type="float">
            <text:p>0.261582</text:p>
          </table:table-cell>
          <table:table-cell office:value-type="float" office:value="0.140775" calcext:value-type="float">
            <text:p>0.140775</text:p>
          </table:table-cell>
          <table:table-cell office:value-type="float" office:value="0.206797" calcext:value-type="float">
            <text:p>0.206797</text:p>
          </table:table-cell>
          <table:table-cell table:number-columns-repeated="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28 cores (1 ranks / 28 threads)</text:p>
          </table:table-cell>
          <table:table-cell office:value-type="float" office:value="28" calcext:value-type="float">
            <text:p>28</text:p>
          </table:table-cell>
          <table:table-cell office:value-type="float" office:value="44.134109" calcext:value-type="float">
            <text:p>44.134109</text:p>
          </table:table-cell>
          <table:table-cell office:value-type="float" office:value="0.287369" calcext:value-type="float">
            <text:p>0.287369</text:p>
          </table:table-cell>
          <table:table-cell office:value-type="float" office:value="0.203399" calcext:value-type="float">
            <text:p>0.203399</text:p>
          </table:table-cell>
          <table:table-cell office:value-type="float" office:value="0.524499" calcext:value-type="float">
            <text:p>0.524499</text:p>
          </table:table-cell>
          <table:table-cell office:value-type="float" office:value="0.294157" calcext:value-type="float">
            <text:p>0.294157</text:p>
          </table:table-cell>
          <table:table-cell office:value-type="float" office:value="0.989674" calcext:value-type="float">
            <text:p>0.989674</text:p>
          </table:table-cell>
          <table:table-cell office:value-type="float" office:value="0.470936" calcext:value-type="float">
            <text:p>0.470936</text:p>
          </table:table-cell>
          <table:table-cell office:value-type="float" office:value="1.870157" calcext:value-type="float">
            <text:p>1.870157</text:p>
          </table:table-cell>
          <table:table-cell office:value-type="float" office:value="0.818778" calcext:value-type="float">
            <text:p>0.818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84 cores (28 ranks / 28 threads)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-</text:p>
          </table:table-cell>
          <table:table-cell office:value-type="float" office:value="0.077512" calcext:value-type="float">
            <text:p>0.077512</text:p>
          </table:table-cell>
          <table:table-cell office:value-type="float" office:value="0.186883" calcext:value-type="float">
            <text:p>0.186883</text:p>
          </table:table-cell>
          <table:table-cell office:value-type="float" office:value="0.096046" calcext:value-type="float">
            <text:p>0.096046</text:p>
          </table:table-cell>
          <table:table-cell office:value-type="float" office:value="0.216632" calcext:value-type="float">
            <text:p>0.216632</text:p>
          </table:table-cell>
          <table:table-cell office:value-type="float" office:value="0.14188" calcext:value-type="float">
            <text:p>0.14188</text:p>
          </table:table-cell>
          <table:table-cell office:value-type="float" office:value="0.190313" calcext:value-type="float">
            <text:p>0.190313</text:p>
          </table:table-cell>
          <table:table-cell office:value-type="float" office:value="0.172936" calcext:value-type="float">
            <text:p>0.172936</text:p>
          </table:table-cell>
          <table:table-cell office:value-type="float" office:value="0.213008" calcext:value-type="float">
            <text:p>0.2130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68 cores (56 ranks / 28 threads)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-</text:p>
          </table:table-cell>
          <table:table-cell office:value-type="float" office:value="0.113757" calcext:value-type="float">
            <text:p>0.113757</text:p>
          </table:table-cell>
          <table:table-cell office:value-type="float" office:value="0.189612" calcext:value-type="float">
            <text:p>0.189612</text:p>
          </table:table-cell>
          <table:table-cell office:value-type="float" office:value="0.136273" calcext:value-type="float">
            <text:p>0.136273</text:p>
          </table:table-cell>
          <table:table-cell office:value-type="float" office:value="0.23945" calcext:value-type="float">
            <text:p>0.23945</text:p>
          </table:table-cell>
          <table:table-cell office:value-type="float" office:value="0.118108" calcext:value-type="float">
            <text:p>0.118108</text:p>
          </table:table-cell>
          <table:table-cell office:value-type="float" office:value="0.210673" calcext:value-type="float">
            <text:p>0.210673</text:p>
          </table:table-cell>
          <table:table-cell office:value-type="float" office:value="0.135538" calcext:value-type="float">
            <text:p>0.135538</text:p>
          </table:table-cell>
          <table:table-cell office:value-type="float" office:value="0.229094" calcext:value-type="float">
            <text:p>0.22909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30T13:05:24.811478355</dc:date>
    <dc:creator>martin </dc:creator>
    <meta:editing-duration>PT30M10S</meta:editing-duration>
    <meta:editing-cycles>4</meta:editing-cycles>
    <meta:generator>LibreOffice/5.0.3.2$Linux_X86_64 LibreOffice_project/e5f16313668ac592c1bfb310f4390624e3dbfb75</meta:generator>
    <meta:document-statistic meta:table-count="1" meta:cell-count="3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5" chart:maximum="1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292cm" svg:height="8.261cm" xlink:href=".." xlink:type="simple" chart:class="chart:scatter" chart:style-name="ch1">
        <chart:legend svg:x="9.605cm" svg:y="0.426cm" style:legend-expansion="custom" chartooo:width="3.457cm" chartooo:height="2.241cm" style:legend-expansion-aspect-ratio="1.54261490406069" chart:style-name="ch2"/>
        <chart:plot-area chart:style-name="ch3" table:cell-range-address="summary_time_a1_n0128.M4:summary_time_a1_n0128.Q11" chart:data-source-has-labels="both" svg:x="0.809cm" svg:y="0.164cm" svg:width="13.194cm" svg:height="7.595cm">
          <chartooo:coordinate-region svg:x="1.721cm" svg:y="0.164cm" svg:width="11.817cm" svg:height="6.948cm"/>
          <chart:axis chart:dimension="x" chart:name="primary-x" chart:style-name="ch4" chartooo:axis-type="auto">
            <chart:title svg:x="6.952cm" svg:y="7.701cm" chart:style-name="ch5">
              <text:p>cores</text:p>
            </chart:title>
            <chart:categories table:cell-range-address="summary_time_a1_n0128.M5:summary_time_a1_n0128.M11"/>
          </chart:axis>
          <chart:axis chart:dimension="y" chart:name="primary-y" chart:style-name="ch6">
            <chart:title svg:x="0cm" svg:y="5.249cm" chart:style-name="ch7">
              <text:p>computation time</text:p>
            </chart:title>
            <chart:grid chart:style-name="ch8" chart:class="major"/>
          </chart:axis>
          <chart:series chart:style-name="ch9" chart:values-cell-range-address="summary_time_a1_n0128.N5:summary_time_a1_n0128.N11" chart:label-cell-address="summary_time_a1_n0128.N4:summary_time_a1_n0128.N4" chart:class="chart:scatter">
            <chart:domain table:cell-range-address="summary_time_a1_n0128.M5:summary_time_a1_n0128.M11"/>
            <chart:data-point chart:repeated="7"/>
          </chart:series>
          <chart:series chart:style-name="ch10" chart:values-cell-range-address="summary_time_a1_n0128.O5:summary_time_a1_n0128.O11" chart:label-cell-address="summary_time_a1_n0128.O4:summary_time_a1_n0128.O4" chart:class="chart:scatter">
            <chart:data-point chart:repeated="7"/>
          </chart:series>
          <chart:series chart:style-name="ch11" chart:values-cell-range-address="summary_time_a1_n0128.P5:summary_time_a1_n0128.P11" chart:label-cell-address="summary_time_a1_n0128.P4:summary_time_a1_n0128.P4" chart:class="chart:scatter">
            <chart:data-point chart:repeated="7"/>
          </chart:series>
          <chart:series chart:style-name="ch12" chart:values-cell-range-address="summary_time_a1_n0128.Q5:summary_time_a1_n0128.Q11" chart:label-cell-address="summary_time_a1_n0128.Q4:summary_time_a1_n0128.Q4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xi_m000064</text:p>
                <draw:g>
                  <svg:desc>summary_time_a1_n0128.N4:summary_time_a1_n0128.N4</svg:desc>
                </draw:g>
              </table:table-cell>
              <table:table-cell office:value-type="string">
                <text:p>rexi_m000128</text:p>
                <draw:g>
                  <svg:desc>summary_time_a1_n0128.O4:summary_time_a1_n0128.O4</svg:desc>
                </draw:g>
              </table:table-cell>
              <table:table-cell office:value-type="string">
                <text:p>rexi_m000256</text:p>
                <draw:g>
                  <svg:desc>summary_time_a1_n0128.P4:summary_time_a1_n0128.P4</svg:desc>
                </draw:g>
              </table:table-cell>
              <table:table-cell office:value-type="string">
                <text:p>rexi_m000512</text:p>
                <draw:g>
                  <svg:desc>summary_time_a1_n0128.Q4:summary_time_a1_n0128.Q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_time_a1_n0128.M5:summary_time_a1_n0128.M11</svg:desc>
                </draw:g>
              </table:table-cell>
              <table:table-cell office:value-type="float" office:value="1.073866">
                <text:p>1.073866</text:p>
                <draw:g>
                  <svg:desc>summary_time_a1_n0128.N5:summary_time_a1_n0128.N11</svg:desc>
                </draw:g>
              </table:table-cell>
              <table:table-cell office:value-type="float" office:value="1.95246">
                <text:p>1.95246</text:p>
                <draw:g>
                  <svg:desc>summary_time_a1_n0128.O5:summary_time_a1_n0128.O11</svg:desc>
                </draw:g>
              </table:table-cell>
              <table:table-cell office:value-type="float" office:value="3.673514">
                <text:p>3.673514</text:p>
                <draw:g>
                  <svg:desc>summary_time_a1_n0128.P5:summary_time_a1_n0128.P11</svg:desc>
                </draw:g>
              </table:table-cell>
              <table:table-cell office:value-type="float" office:value="7.365951">
                <text:p>7.365951</text:p>
                <draw:g>
                  <svg:desc>summary_time_a1_n0128.Q5:summary_time_a1_n0128.Q11</svg:desc>
                </draw:g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136973">
                <text:p>0.136973</text:p>
              </table:table-cell>
              <table:table-cell office:value-type="float" office:value="0.189875">
                <text:p>0.189875</text:p>
              </table:table-cell>
              <table:table-cell office:value-type="float" office:value="0.323048">
                <text:p>0.323048</text:p>
              </table:table-cell>
              <table:table-cell office:value-type="float" office:value="0.567701">
                <text:p>0.56770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108848">
                <text:p>0.108848</text:p>
              </table:table-cell>
              <table:table-cell office:value-type="float" office:value="0.17335">
                <text:p>0.17335</text:p>
              </table:table-cell>
              <table:table-cell office:value-type="float" office:value="0.230473">
                <text:p>0.230473</text:p>
              </table:table-cell>
              <table:table-cell office:value-type="float" office:value="0.341396">
                <text:p>0.341396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.116226">
                <text:p>0.116226</text:p>
              </table:table-cell>
              <table:table-cell office:value-type="float" office:value="0.091596">
                <text:p>0.091596</text:p>
              </table:table-cell>
              <table:table-cell office:value-type="float" office:value="0.124678">
                <text:p>0.124678</text:p>
              </table:table-cell>
              <table:table-cell office:value-type="float" office:value="0.192408">
                <text:p>0.192408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0.104356">
                <text:p>0.104356</text:p>
              </table:table-cell>
              <table:table-cell office:value-type="float" office:value="0.14499">
                <text:p>0.14499</text:p>
              </table:table-cell>
              <table:table-cell office:value-type="float" office:value="0.121231">
                <text:p>0.121231</text:p>
              </table:table-cell>
              <table:table-cell office:value-type="float" office:value="0.108045">
                <text:p>0.108045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0.376498">
                <text:p>0.376498</text:p>
              </table:table-cell>
              <table:table-cell office:value-type="float" office:value="0.580119">
                <text:p>0.580119</text:p>
              </table:table-cell>
              <table:table-cell office:value-type="float" office:value="0.394195">
                <text:p>0.394195</text:p>
              </table:table-cell>
              <table:table-cell office:value-type="float" office:value="0.411803">
                <text:p>0.41180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520195">
                <text:p>0.520195</text:p>
              </table:table-cell>
              <table:table-cell office:value-type="float" office:value="0.513396">
                <text:p>0.513396</text:p>
              </table:table-cell>
              <table:table-cell office:value-type="float" office:value="0.488891">
                <text:p>0.488891</text:p>
              </table:table-cell>
              <table:table-cell office:value-type="float" office:value="0.426868">
                <text:p>0.4268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8" chart:maximum="2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3" chart:maximum="3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515cm" svg:height="11.137cm" xlink:href=".." xlink:type="simple" chart:class="chart:scatter" chart:style-name="ch1">
        <chart:legend svg:x="12.383cm" svg:y="0.795cm" style:legend-expansion="custom" chartooo:width="3.939cm" chartooo:height="4.084cm" style:legend-expansion-aspect-ratio="0.964495592556317" chart:style-name="ch2"/>
        <chart:plot-area chart:style-name="ch3" table:cell-range-address="summary_time_a1_n0128.M21:summary_time_a1_n0128.Q25" chart:data-source-has-labels="both" svg:x="1.361cm" svg:y="0.222cm" svg:width="15.804cm" svg:height="9.712cm">
          <chartooo:coordinate-region svg:x="2.273cm" svg:y="0.421cm" svg:width="14.892cm" svg:height="8.866cm"/>
          <chart:axis chart:dimension="x" chart:name="primary-x" chart:style-name="ch4" chartooo:axis-type="auto">
            <chart:title svg:x="8.769cm" svg:y="10.156cm" chart:style-name="ch5">
              <text:p>Cores</text:p>
            </chart:title>
            <chart:categories table:cell-range-address="summary_time_a1_n0128.M22:summary_time_a1_n0128.M25"/>
          </chart:axis>
          <chart:axis chart:dimension="y" chart:name="primary-y" chart:style-name="ch6">
            <chart:title svg:x="0.451cm" svg:y="6.405cm" chart:style-name="ch7">
              <text:p>Computation time</text:p>
            </chart:title>
            <chart:grid chart:style-name="ch8" chart:class="major"/>
          </chart:axis>
          <chart:series chart:style-name="ch9" chart:values-cell-range-address="summary_time_a1_n0128.N22:summary_time_a1_n0128.N25" chart:label-cell-address="summary_time_a1_n0128.N21:summary_time_a1_n0128.N21" chart:class="chart:scatter">
            <chart:domain table:cell-range-address="summary_time_a1_n0128.M22:summary_time_a1_n0128.M25"/>
            <chart:data-point chart:repeated="4"/>
          </chart:series>
          <chart:series chart:style-name="ch10" chart:values-cell-range-address="summary_time_a1_n0128.O22:summary_time_a1_n0128.O25" chart:label-cell-address="summary_time_a1_n0128.O21:summary_time_a1_n0128.O21" chart:class="chart:scatter">
            <chart:data-point chart:repeated="4"/>
          </chart:series>
          <chart:series chart:style-name="ch11" chart:values-cell-range-address="summary_time_a1_n0128.P22:summary_time_a1_n0128.P25" chart:label-cell-address="summary_time_a1_n0128.P21:summary_time_a1_n0128.P21" chart:class="chart:scatter">
            <chart:data-point chart:repeated="4"/>
          </chart:series>
          <chart:series chart:style-name="ch12" chart:values-cell-range-address="summary_time_a1_n0128.Q22:summary_time_a1_n0128.Q25" chart:label-cell-address="summary_time_a1_n0128.Q21:summary_time_a1_n0128.Q2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xi_m000128</text:p>
                <draw:g>
                  <svg:desc>summary_time_a1_n0128.N21:summary_time_a1_n0128.N21</svg:desc>
                </draw:g>
              </table:table-cell>
              <table:table-cell office:value-type="string">
                <text:p>rexi_par_m000128</text:p>
                <draw:g>
                  <svg:desc>summary_time_a1_n0128.O21:summary_time_a1_n0128.O21</svg:desc>
                </draw:g>
              </table:table-cell>
              <table:table-cell office:value-type="string">
                <text:p>rexi_m000512</text:p>
                <draw:g>
                  <svg:desc>summary_time_a1_n0128.P21:summary_time_a1_n0128.P21</svg:desc>
                </draw:g>
              </table:table-cell>
              <table:table-cell office:value-type="string">
                <text:p>rexi_par_m000512</text:p>
                <draw:g>
                  <svg:desc>summary_time_a1_n0128.Q21:summary_time_a1_n0128.Q2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ummary_time_a1_n0128.M22:summary_time_a1_n0128.M25</svg:desc>
                </draw:g>
              </table:table-cell>
              <table:table-cell office:value-type="float" office:value="0.528862">
                <text:p>0.528862</text:p>
                <draw:g>
                  <svg:desc>summary_time_a1_n0128.N22:summary_time_a1_n0128.N25</svg:desc>
                </draw:g>
              </table:table-cell>
              <table:table-cell office:value-type="float" office:value="0.418896">
                <text:p>0.418896</text:p>
                <draw:g>
                  <svg:desc>summary_time_a1_n0128.O22:summary_time_a1_n0128.O25</svg:desc>
                </draw:g>
              </table:table-cell>
              <table:table-cell office:value-type="float" office:value="1.855203">
                <text:p>1.855203</text:p>
                <draw:g>
                  <svg:desc>summary_time_a1_n0128.P22:summary_time_a1_n0128.P25</svg:desc>
                </draw:g>
              </table:table-cell>
              <table:table-cell office:value-type="float" office:value="1.381037">
                <text:p>1.381037</text:p>
                <draw:g>
                  <svg:desc>summary_time_a1_n0128.Q22:summary_time_a1_n0128.Q25</svg:desc>
                </draw:g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.045489">
                <text:p>0.045489</text:p>
              </table:table-cell>
              <table:table-cell office:value-type="float" office:value="0.121846">
                <text:p>0.121846</text:p>
              </table:table-cell>
              <table:table-cell office:value-type="float" office:value="0.133058">
                <text:p>0.133058</text:p>
              </table:table-cell>
              <table:table-cell office:value-type="float" office:value="0.163304">
                <text:p>0.163304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0.039325">
                <text:p>0.039325</text:p>
              </table:table-cell>
              <table:table-cell office:value-type="float" office:value="0.101664">
                <text:p>0.101664</text:p>
              </table:table-cell>
              <table:table-cell office:value-type="float" office:value="0.100071">
                <text:p>0.100071</text:p>
              </table:table-cell>
              <table:table-cell office:value-type="float" office:value="0.154875">
                <text:p>0.154875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0.102728">
                <text:p>0.102728</text:p>
              </table:table-cell>
              <table:table-cell office:value-type="float" office:value="0.157807">
                <text:p>0.157807</text:p>
              </table:table-cell>
              <table:table-cell office:value-type="float" office:value="0.104534">
                <text:p>0.104534</text:p>
              </table:table-cell>
              <table:table-cell office:value-type="float" office:value="0.155436">
                <text:p>0.1554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e5f16313668ac592c1bfb310f4390624e3dbfb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